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E52AAF0A1.jpg" manifest:media-type="image/jpeg"/>
  <manifest:file-entry manifest:full-path="Pictures/100002010000028000000236D57532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467cm"/>
    </style:style>
    <style:style style:name="gr5" style:family="graphic" style:parent-style-name="standard">
      <style:graphic-properties draw:stroke="none" svg:stroke-color="#000000" draw:fill="none" draw:fill-color="#ffffff" fo:min-height="1.909cm"/>
    </style:style>
    <style:style style:name="gr6" style:family="graphic" style:parent-style-name="standard">
      <style:graphic-properties draw:stroke="none" svg:stroke-color="#000000" draw:fill="none" draw:fill-color="#ffffff" fo:min-height="1.147cm"/>
    </style:style>
    <style:style style:name="gr7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23cm" svg:height="5.503cm" svg:x="3.032cm" svg:y="3.667cm">
          <draw:image xlink:href="Pictures/100002010000028000000236D575324C.png" xlink:type="simple" xlink:show="embed" xlink:actuate="onLoad">
            <text:p/>
          </draw:image>
        </draw:frame>
        <draw:frame draw:style-name="gr1" draw:text-style-name="P1" draw:layer="layout" svg:width="8.721cm" svg:height="6.731cm" svg:x="1.635cm" svg:y="11.668cm">
          <draw:image xlink:href="Pictures/1000000000000280000001EE52AAF0A1.jpg" xlink:type="simple" xlink:show="embed" xlink:actuate="onLoad">
            <text:p/>
          </draw:image>
        </draw:frame>
        <draw:line draw:style-name="gr2" draw:text-style-name="P1" draw:layer="layout" svg:x1="1.127cm" svg:y1="10.525cm" svg:x2="26.146cm" svg:y2="10.525cm">
          <text:p/>
        </draw:line>
        <draw:custom-shape draw:style-name="gr3" draw:text-style-name="P1" draw:layer="layout" svg:width="2.667cm" svg:height="2.794cm" svg:x="19.796cm" svg:y="5.31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" draw:layer="layout" svg:width="11.303cm" svg:height="1.717cm" svg:x="16.494cm" svg:y="8.366cm">
          <draw:text-box>
            <text:p text:style-name="P2"><text:span text:style-name="T1">Environmental level</text:span></text:p>
          </draw:text-box>
        </draw:frame>
        <draw:frame draw:style-name="gr4" draw:text-style-name="P2" draw:layer="layout" svg:width="11.303cm" svg:height="1.717cm" svg:x="17.637cm" svg:y="10.906cm">
          <draw:text-box>
            <text:p text:style-name="P2"><text:span text:style-name="T1">Genetic level</text:span></text:p>
          </draw:text-box>
        </draw:frame>
        <draw:custom-shape draw:style-name="gr3" draw:text-style-name="P1" draw:layer="layout" svg:width="2.667cm" svg:height="2.794cm" draw:transform="rotate (-3.14159265358979) translate (22.463cm 15.4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7.747cm" svg:height="2.159cm" svg:x="3.159cm" svg:y="2.397cm">
          <draw:text-box>
            <text:p><text:span text:style-name="T2">Living individual</text:span></text:p>
            <text:p/>
          </draw:text-box>
        </draw:frame>
        <draw:frame draw:style-name="gr6" draw:layer="layout" svg:width="2.667cm" svg:height="1.92cm" svg:x="5.064cm" svg:y="11.414cm">
          <draw:text-box>
            <text:p><text:span text:style-name="T3">DNA</text:span></text:p>
            <text:p/>
          </draw:text-box>
        </draw:frame>
        <draw:custom-shape draw:style-name="gr7" draw:text-style-name="P1" draw:layer="layout" svg:width="7.874cm" svg:height="1.397cm" svg:x="10.144cm" svg:y="4.048cm">
          <text:p text:style-name="P1">Mating and reproducti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874cm" svg:height="1.397cm" svg:x="10.144cm" svg:y="6.461cm">
          <text:p text:style-name="P1">Survival of the fittes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874cm" svg:height="1.397cm" svg:x="10.017cm" svg:y="13.065cm">
          <text:p text:style-name="P1">Crossov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874cm" svg:height="1.397cm" svg:x="10.017cm" svg:y="15.478cm">
          <text:p text:style-name="P1">Mut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4T00:39:49.030821401</meta:creation-date>
    <dc:date>2015-03-24T00:55:35.025549408</dc:date>
    <meta:editing-duration>PT25S</meta:editing-duration>
    <meta:editing-cycles>1</meta:editing-cycles>
    <meta:document-statistic meta:object-count="13"/>
    <meta:generator>LibreOffice/4.2.7.2$Linux_X86_64 LibreOffice_project/420m0$Build-2</meta:generator>
  </office:meta>
</office:document-meta>
</file>